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5c4f88"/>
    </style:style>
    <style:style style:name="P13" style:family="paragraph" style:parent-style-name="Standard">
      <style:paragraph-properties fo:line-height="200%"/>
      <style:text-properties style:font-name="Times New Roman" style:font-name-complex="Times New Roman"/>
    </style:style>
    <style:style style:name="P14" style:family="paragraph" style:parent-style-name="Standard">
      <style:paragraph-properties fo:line-height="200%"/>
      <style:text-properties style:font-name="Times New Roman" officeooo:paragraph-rsid="0030552f" style:font-name-complex="Times New Roman"/>
    </style:style>
    <style:style style:name="P15" style:family="paragraph" style:parent-style-name="Standard">
      <style:paragraph-properties fo:margin-left="1.27cm" fo:margin-right="0cm" fo:line-height="200%" fo:text-indent="-1.27cm" style:auto-text-indent="false">
        <style:tab-stops/>
      </style:paragraph-properties>
    </style:style>
    <style:style style:name="P16" style:family="paragraph" style:parent-style-name="Standard">
      <style:paragraph-properties fo:line-height="200%"/>
    </style:style>
    <style:style style:name="P17" style:family="paragraph" style:parent-style-name="Standard">
      <style:paragraph-properties fo:line-height="200%"/>
      <style:text-properties officeooo:paragraph-rsid="0060a706"/>
    </style:style>
    <style:style style:name="P18" style:family="paragraph" style:parent-style-name="Standard">
      <style:paragraph-properties fo:line-height="200%"/>
      <style:text-properties officeooo:rsid="00692770" officeooo:paragraph-rsid="00692770"/>
    </style:style>
    <style:style style:name="P19" style:family="paragraph" style:parent-style-name="Text_20_body" style:master-page-name="MP0">
      <style:paragraph-properties fo:text-align="center" style:justify-single-word="false" style:page-number="auto" fo:break-before="page"/>
      <style:text-properties fo:font-size="24pt" style:font-size-asian="24pt"/>
    </style:style>
    <style:style style:name="P20" style:family="paragraph" style:parent-style-name="Heading_20_1">
      <style:paragraph-properties fo:line-height="200%"/>
    </style:style>
    <style:style style:name="P21" style:family="paragraph" style:parent-style-name="Heading_20_1">
      <style:paragraph-properties fo:line-height="200%"/>
      <style:text-properties officeooo:paragraph-rsid="0022acd4"/>
    </style:style>
    <style:style style:name="P22" style:family="paragraph" style:parent-style-name="Heading_20_1" style:master-page-name="MP1">
      <style:paragraph-properties style:page-number="1" fo:break-before="page"/>
    </style:style>
    <style:style style:name="P23" style:family="paragraph" style:parent-style-name="Heading_20_2">
      <style:paragraph-properties fo:line-height="200%"/>
    </style:style>
    <style:style style:name="P24" style:family="paragraph" style:parent-style-name="Heading_20_2">
      <style:paragraph-properties fo:line-height="200%"/>
      <style:text-properties officeooo:paragraph-rsid="0035d5d0"/>
    </style:style>
    <style:style style:name="P25" style:family="paragraph" style:parent-style-name="Heading_20_2">
      <style:paragraph-properties fo:line-height="200%"/>
      <style:text-properties officeooo:paragraph-rsid="004586a4"/>
    </style:style>
    <style:style style:name="P26" style:family="paragraph" style:parent-style-name="Heading_20_2">
      <style:paragraph-properties fo:line-height="200%"/>
      <style:text-properties officeooo:paragraph-rsid="004e0bcc"/>
    </style:style>
    <style:style style:name="P27" style:family="paragraph" style:parent-style-name="Heading_20_2">
      <style:paragraph-properties fo:line-height="200%"/>
      <style:text-properties officeooo:paragraph-rsid="005c4f88"/>
    </style:style>
    <style:style style:name="P28" style:family="paragraph" style:parent-style-name="Heading_20_2">
      <style:paragraph-properties fo:line-height="200%"/>
      <style:text-properties officeooo:paragraph-rsid="0060a706"/>
    </style:style>
    <style:style style:name="P29" style:family="paragraph" style:parent-style-name="Heading_20_2">
      <style:paragraph-properties fo:line-height="200%"/>
      <style:text-properties style:font-name="Times New Roman" style:font-name-complex="Times New Roman"/>
    </style:style>
    <style:style style:name="P30"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404b3" style:font-size-asian="14pt" style:font-name-complex="Times New Roman" style:font-size-complex="14pt" style:font-weight-complex="bold"/>
    </style:style>
    <style:style style:name="T21" style:family="text">
      <style:text-properties style:font-name="Times New Roman" fo:font-size="14pt" officeooo:rsid="00670b06" style:font-size-asian="14pt" style:font-name-complex="Times New Roman" style:font-size-complex="14pt" style:font-weight-complex="bold"/>
    </style:style>
    <style:style style:name="T22" style:family="text">
      <style:text-properties style:font-name="Times New Roman" fo:font-size="14pt" officeooo:rsid="0060a706" style:font-size-asian="12.25pt" style:font-name-complex="Times New Roman" style:font-size-complex="14pt" style:font-weight-complex="bold"/>
    </style:style>
    <style:style style:name="T23" style:family="text">
      <style:text-properties style:font-name="Times New Roman" fo:font-size="12pt" officeooo:rsid="004586a4" style:font-size-asian="10.5pt" style:font-name-complex="Times New Roman" style:font-size-complex="12pt" style:font-weight-complex="bold"/>
    </style:style>
    <style:style style:name="T24" style:family="text">
      <style:text-properties fo:font-style="italic" style:font-style-asian="italic" style:font-style-complex="italic"/>
    </style:style>
    <style:style style:name="T25" style:family="text">
      <style:text-properties officeooo:rsid="000f4583"/>
    </style:style>
    <style:style style:name="T26" style:family="text">
      <style:text-properties style:font-name="Times New Roman1" fo:language="en" fo:country="US" officeooo:rsid="001218df" style:font-name-complex="Times New Roman"/>
    </style:style>
    <style:style style:name="T27" style:family="text">
      <style:text-properties style:font-name="Times New Roman1" fo:language="en" fo:country="US" officeooo:rsid="0015087f" style:font-name-complex="Times New Roman"/>
    </style:style>
    <style:style style:name="T28" style:family="text">
      <style:text-properties style:font-name="Times New Roman1" fo:language="en" fo:country="US" officeooo:rsid="001559fe" style:font-name-complex="Times New Roman"/>
    </style:style>
    <style:style style:name="T29" style:family="text">
      <style:text-properties style:font-name="Times New Roman1" fo:language="en" fo:country="US" officeooo:rsid="001cf354" style:font-name-complex="Times New Roman"/>
    </style:style>
    <style:style style:name="T30" style:family="text">
      <style:text-properties style:font-name="Times New Roman1" fo:language="en" fo:country="US" officeooo:rsid="002ef59c" style:font-name-complex="Times New Roman"/>
    </style:style>
    <style:style style:name="T31" style:family="text">
      <style:text-properties officeooo:rsid="0015087f"/>
    </style:style>
    <style:style style:name="T32" style:family="text">
      <style:text-properties officeooo:rsid="0015a7aa"/>
    </style:style>
    <style:style style:name="T33" style:family="text">
      <style:text-properties officeooo:rsid="001cf354"/>
    </style:style>
    <style:style style:name="T34" style:family="text">
      <style:text-properties officeooo:rsid="001efc56"/>
    </style:style>
    <style:style style:name="T35" style:family="text">
      <style:text-properties officeooo:rsid="0031ddfd"/>
    </style:style>
    <style:style style:name="T36" style:family="text">
      <style:text-properties officeooo:rsid="0031fc77"/>
    </style:style>
    <style:style style:name="T37" style:family="text">
      <style:text-properties officeooo:rsid="003a6090"/>
    </style:style>
    <style:style style:name="T38" style:family="text">
      <style:text-properties officeooo:rsid="00692770"/>
    </style:style>
    <style:style style:name="T39" style:family="text"/>
    <style:style style:name="T40" style:family="text">
      <style:text-properties fo:font-size="10.5pt" style:font-size-asian="10.5pt"/>
    </style:style>
    <style:style style:name="T41" style:family="text">
      <style:text-properties fo:color="#000000" fo:font-size="10.5pt" style:font-size-asian="10.5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oftware Requirements Specification</text:p>
      <text:p text:style-name="P2"/>
      <text:p text:style-name="P2">Version 1.0</text:p>
      <text:p text:style-name="P2"><text:span text:style-name="T33">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2"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0"><text:span text:style-name="T40">The introduction of the SRS should provide an overview of the entire SRS. It should contain the following subsection: 1) Purpose; 2) Scope; 3) Definitions, acronyms, and abbreviations; 4) References; 5) Overview.</text:span></text:p></office:annotation></text:span></text:span></text:h>
      <text:h text:style-name="P23"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0"><text:span text:style-name="T40">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35">Gestione Prenotazione Cinema Multisala</text:span><text:span text:style-name="Car._20_predefinito_20_paragrafo"><text:span text:style-name="T24">.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3"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0"><text:span text:style-name="T4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18">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3"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0"><text:span text:style-name="T40">This subsection should provide the deÞnitions of all terms, acronyms, and abbreviations required to properly</text:span></text:p><text:p text:style-name="P30"><text:span text:style-name="T40">interpret the SRS. This information may be provided by reference to one or more appendixes in the SRS or</text:span></text:p><text:p text:style-name="P30"><text:span text:style-name="T40">by reference to other documents.</text:span></text:p></office:annotation></text:span></text:span><text:bookmark-end text:name="__RefHeading___Toc77487624"/></text:h>
      <text:h text:style-name="P23"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0"><text:span text:style-name="T40">This subsection should</text:span></text:p><text:p text:style-name="P30"><text:span text:style-name="T40">a) Provide a complete list of all documents referenced elsewhere in the SRS;</text:span></text:p><text:p text:style-name="P30"><text:span text:style-name="T40">b) Identify each document by title, report number (if applicable), date, and publishing organization;</text:span></text:p><text:p text:style-name="P30"><text:span text:style-name="T40">c) Specify the sources from which the references can be obtained. This information may be provided by reference to an appendix or to another document.</text:span></text:p></office:annotation></text:span></text:span><text:bookmark-end text:name="__RefHeading___Toc77487625"/></text:h>
      <text:p text:style-name="P15">IEEE. <text:span text:style-name="Car._20_predefinito_20_paragrafo"><text:span text:style-name="T24">IEEE Std 830-1998 IEEE Recommended Practice for Software Requirements Specifications.</text:span></text:span> IEEE Computer Society, 1998.</text:p>
      <text:h text:style-name="P29"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0" text:outline-level="1"><text:span text:style-name="Car._20_predefinito_20_paragrafo"><text:span text:style-name="T12"/></text:span></text:h>
      <text:h text:style-name="P20" text:outline-level="1"><text:span text:style-name="Car._20_predefinito_20_paragrafo"><text:span text:style-name="T12">2.0. Overall Description</text:span></text:span><office:annotation><dc:creator>Unknown Author</dc:creator><dc:date>2017-03-08T17:23:00</dc:date><text:p text:style-name="P30"><text:span text:style-name="T41">This section of the SRS should describe the general factors that affect the product and its requirements. This</text:span></text:p><text:p text:style-name="P30"><text:span text:style-name="T41">section does not state speciÞc requirements. Instead, it provides a background for those requirements, which</text:span></text:p><text:p text:style-name="P30"><text:span text:style-name="T41">are deÞned in detail in Section 3 of the SRS, and makes them easier to understand.</text:span></text:p><text:p text:style-name="P30"><text:span text:style-name="T41">This section usually consists of six subsections, as follows:</text:span></text:p><text:p text:style-name="P30"><text:span text:style-name="T41">a) Product perspective;</text:span></text:p><text:p text:style-name="P30"><text:span text:style-name="T41">b) Product functions;</text:span></text:p><text:p text:style-name="P30"><text:span text:style-name="T41">c) User characteristics;</text:span></text:p><text:p text:style-name="P30"><text:span text:style-name="T41">d) Constraints;</text:span></text:p><text:p text:style-name="P30"><text:span text:style-name="T41">e) Assumption and dependencies;</text:span></text:p><text:p text:style-name="P30"><text:span text:style-name="T41">f) <text:s/>Apportioning of requirements.</text:span></text:p></office:annotation></text:h>
      <text:h text:style-name="P23"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0"><text:span text:style-name="T40">This subsection of the SRS should put the product into perspective with other related products. If the product</text:span></text:p><text:p text:style-name="P30"><text:span text:style-name="T40">is independent and totally self-contained, it should be so stated here. If the SRS deÞnes a product that is a</text:span></text:p><text:p text:style-name="P30"><text:span text:style-name="T40">component of a larger system, as frequently occurs, then this subsection should relate the requirements of</text:span></text:p><text:p text:style-name="P30"><text:span text:style-name="T40">that larger system to functionality of the software and should identify interfaces between that system and the</text:span></text:p><text:p text:style-name="P30"><text:span text:style-name="T40">software.</text:span></text:p><text:p text:style-name="P30"><text:span text:style-name="T40">A block diagram showing the major components of the larger system, interconnections, and external interfaces can be helpful.</text:span></text:p><text:p text:style-name="P30"><text:span text:style-name="T40">This subsection should also describe how the software operates inside various constraints. For example,</text:span></text:p><text:p text:style-name="P30"><text:span text:style-name="T40">these constraints could include</text:span></text:p><text:p text:style-name="P30"><text:span text:style-name="T40">a) System interfaces;</text:span></text:p><text:p text:style-name="P30"><text:span text:style-name="T40">b) User interfaces;</text:span></text:p><text:p text:style-name="P30"><text:span text:style-name="T40">c) Hardware interfaces;</text:span></text:p><text:p text:style-name="P30"><text:span text:style-name="T40">d) Software interfaces;</text:span></text:p><text:p text:style-name="P30"><text:span text:style-name="T40">e) Communications interfaces;</text:span></text:p><text:p text:style-name="P30"><text:span text:style-name="T40">f) Memory;</text:span></text:p><text:p text:style-name="P30"><text:span text:style-name="T40">g) Operations;</text:span></text:p><text:p text:style-name="P30"><text:span text:style-name="T40">h) Site adaptation requirements.</text:span></text:p></office:annotation></text:span></text:span></text:h>
      <text:p text:style-name="P13">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38">aggiornare o modificare la programmazione settimanale,</text:span>gestire abbonamenti e sconti. <text:span text:style-name="T38">Tale sito serve anche al cassiere per visualizzare l’elenco dei biglietti e stamparli.</text:span></text:p>
      <text:p text:style-name="P13">Siccome l’applicazione ha bisogno di immagazzinare e manipolari molti dati anche in tempo reale, il prodotto ha bisogno di memorizzare <text:span text:style-name="T25">i</text:span> dati in un database. <text:s/>Sia l’applicazione mobile che il portale web comunicano con il database tramite la rete internet.</text:p>
      <text:h text:style-name="P23" text:outline-level="2"><text:soft-page-break/><text:span text:style-name="Car._20_predefinito_20_paragrafo"><text:span text:style-name="T2"/></text:span></text:h>
      <text:h text:style-name="P23"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0">This subsection of the SRS should provide a summary of the major functions that the software will perform.</text:span></text:p><text:p><text:span text:style-name="T40">For example, an SRS for an accounting program may use this part to address customer account maintenance,</text:span></text:p><text:p><text:span text:style-name="T40">customer statement, and invoice preparation without mentioning the vast amount of detail that each of those</text:span></text:p><text:p><text:span text:style-name="T40">functions requires.</text:span></text:p><text:p><text:span text:style-name="T40">Sometimes the function summary that is necessary for this part can be taken directly from the section of the</text:span></text:p><text:p><text:span text:style-name="T40">higher-level speciÞcation (if one exists) that allocates particular functions to the software product. Note that</text:span></text:p><text:p><text:span text:style-name="T40">for the sake of clarity:</text:span></text:p><text:p><text:span text:style-name="T40">a) The functions should be organized in a way that makes the list of functions understandable to the</text:span></text:p><text:p><text:span text:style-name="T40">customer or to anyone else reading the document for the first time.</text:span></text:p><text:p><text:span text:style-name="T40">2) Textual or graphical methods can be used to show the different functions and their relationships.</text:span></text:p><text:p><text:span text:style-name="T40">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26">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29">n</text:span></text:span><text:span text:style-name="Car._20_predefinito_20_paragrafo"><text:span text:style-name="T26">i cinema del circuito, modificare programmazioni esistenti, creare sconti e abbonamenti, eliminare film </text:span></text:span><text:span text:style-name="Car._20_predefinito_20_paragrafo"><text:span text:style-name="T30">la cui programmazione è terminata</text:span></text:span><text:span text:style-name="Car._20_predefinito_20_paragrafo"><text:span text:style-name="T26">. Inoltre dovranno essere previste delle funzionalità di analisi dei dati per meglio gestire </text:span></text:span><text:span text:style-name="Car._20_predefinito_20_paragrafo"><text:span text:style-name="T30">i</text:span></text:span><text:span text:style-name="Car._20_predefinito_20_paragrafo"><text:span text:style-name="T26"> film tra i vari cinema. </text:span></text:span><text:span text:style-name="Car._20_predefinito_20_paragrafo"><text:span text:style-name="T27">Tale sito può essere utilizzato </text:span></text:span><text:span text:style-name="Car._20_predefinito_20_paragrafo"><text:span text:style-name="T28">anche </text:span></text:span><text:span text:style-name="Car._20_predefinito_20_paragrafo"><text:span text:style-name="T27">d</text:span></text:span><text:span text:style-name="Car._20_predefinito_20_paragrafo"><text:span text:style-name="T30">a</text:span></text:span><text:span text:style-name="Car._20_predefinito_20_paragrafo"><text:span text:style-name="T27">l cassiere per visualiz</text:span></text:span><text:span text:style-name="Car._20_predefinito_20_paragrafo"><text:span text:style-name="T30">z</text:span></text:span><text:span text:style-name="Car._20_predefinito_20_paragrafo"><text:span text:style-name="T27">are la lista dei biglietti acquistati tramite applicazione e verificare l’ent</text:span></text:span><text:span text:style-name="Car._20_predefinito_20_paragrafo"><text:span text:style-name="T30">i</text:span></text:span><text:span text:style-name="Car._20_predefinito_20_paragrafo"><text:span text:style-name="T27">tà dell’utente qu</text:span></text:span><text:span text:style-name="Car._20_predefinito_20_paragrafo"><text:span text:style-name="T30">a</text:span></text:span><text:span text:style-name="Car._20_predefinito_20_paragrafo"><text:span text:style-name="T27">ndo quest’ultimo si presenta il giorno stesso alle casse.</text:span></text:span></text:p>
      <text:p text:style-name="P6"><text:span text:style-name="Car._20_predefinito_20_paragrafo"><text:span text:style-name="T7"/></text:span></text:p>
      <text:h text:style-name="P23" text:outline-level="2"><text:soft-page-break/><text:span text:style-name="Car._20_predefinito_20_paragrafo"><text:span text:style-name="T2"/></text:span></text:h>
      <text:h text:style-name="P23"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0">This subsection of the SRS should describe those general characteristics of the intended users of the product</text:span></text:p><text:p><text:span text:style-name="T40">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3">Ci sono tre diversi classi di utenti che interagiscono con il sistema: gli utenti dell’app mobile, il gestore della programmazione <text:span text:style-name="T31">e </text:span>il cassiere. Ognuno dei tre utenti userà l’applicazione in modo diverso e avrà i suoi vincoli.</text:p>
      <text:p text:style-name="P13">Gli utenti dell’applicazione mobile <text:span text:style-name="T37">accedono alla schermata principale dell’applicazione tramite atentcazione e</text:span> potranno scegliere un fil<text:span text:style-name="T36">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4">Il suo obiettivo è quello di poter acquistare in maniera efficiente e veloce, evenualmente sfruttare sconti o abbonamenti. E’ inoltre tenuto a presentarsi il giorno della proiezione alle casse almeno 15 minuti prima.</text:span></text:p>
      <text:p text:style-name="P13">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2">l</text:span>izzare le recensioni degli utenti.</text:p>
      <text:p text:style-name="P13">Il commesso analogamente usa solo il portale web, si autentica, visualizza la lista delle prenotazioni tramite database, quando l’utente si presenta alle casse verifica i suoi documenti (identità, tessere..), convalida ed eventualmente stampa il biglietto.</text:p>
      <text:h text:style-name="P23" text:outline-level="2"><text:soft-page-break/><text:span text:style-name="Car._20_predefinito_20_paragrafo"><text:span text:style-name="T2"/></text:span></text:h>
      <text:h text:style-name="P23"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0">This subsection of the SRS should provide a general description of any other items that will limit the devel-</text:span></text:p><text:p><text:span text:style-name="T40">operÕs options. These include</text:span></text:p><text:p><text:span text:style-name="T40">a)Regulatory policies;</text:span></text:p><text:p><text:span text:style-name="T40">b)Hardware limitations (e.g.,</text:span></text:p><text:p><text:span text:style-name="T40">signal timing requirements);</text:span></text:p><text:p><text:span text:style-name="T40">c) Interfaces to other applications;</text:span></text:p><text:p><text:span text:style-name="T40">d) Parallel operation;</text:span></text:p><text:p><text:span text:style-name="T40">e) Audit functions;</text:span></text:p><text:p><text:span text:style-name="T40">f) Control functions;</text:span></text:p><text:p><text:span text:style-name="T40">h) Higher-order language requirements;</text:span></text:p><text:p><text:span text:style-name="T40">g) Signal handshake protocols (e.g., XON-XOFF, ACK-NACK);</text:span></text:p><text:p><text:span text:style-name="T40">h) Reliability requirements;</text:span></text:p><text:p><text:span text:style-name="T40">j) Criticality of the application;</text:span></text:p><text:p><text:span text:style-name="T40">k) Safety and security considerations.</text:span></text:p></office:annotation></text:span></text:span></text:h>
      <text:p text:style-name="P14">La connessione a internet è l’unico vincolo a cui le due applicazioni (mobile e web portal) . Entrambe fanno delle query al database e una connessione a internet risulta cruciale. Inoltre siccome entrambe </text:p>
      <text:p text:style-name="P14">lavorano sullo stesso database, se più applicazioni contemporaneamente accedono al database allora il sistema potrebbe sovraccaricarsi e portare ritardi nel rispondere alle domande.</text:p>
      <text:h text:style-name="P21" text:outline-level="1"><text:span text:style-name="Car._20_predefinito_20_paragrafo"><text:span text:style-name="T12"/></text:span></text:h>
      <text:h text:style-name="P21"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0">This section of the SRS should contain all of the software requirements to a level of detail sufficient to</text:span></text:p><text:p><text:span text:style-name="T40">enable designers to design a system to satisfy those requirements, and testers to test that the system satisfies</text:span></text:p><text:p><text:span text:style-name="T40">those requirements. Throughout this section, every stated requirement should be externally perceivable by</text:span></text:p><text:p><text:span text:style-name="T40">users, operators, or other external systems. These requirements should include at a minimum a description of</text:span></text:p><text:p><text:span text:style-name="T40">every input (stimulus) into the system, every output (response) from the system, and all functions performed</text:span></text:p><text:p><text:span text:style-name="T40">by the system in response to an input or in support of an output. As this is often the largest and most important part of the SRS, the following principles apply:</text:span></text:p><text:p><text:span text:style-name="T40">a) Specific requirements should be stated in conformance with all the characteristics described in 3.</text:span></text:p><text:p><text:span text:style-name="T40">2) Specific requirements should be cross-referenced to earlier documents that relate.</text:span></text:p><text:p><text:span text:style-name="T40">3) All requirements should be uniquely identifiable.</text:span></text:p><text:p><text:span text:style-name="T40">4) Careful attention should be given to organizing the requirements to maximize rea</text:span></text:p><text:p><text:span text:style-name="T40">dability.</text:span></text:p></office:annotation></text:span></text:span></text:h>
      <text:h text:style-name="P21" text:outline-level="1"><text:span text:style-name="Car._20_predefinito_20_paragrafo"><text:span text:style-name="T2"/></text:span></text:h>
      <text:h text:style-name="P21"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0">This should be a detailed description of all inputs into and outputs from the software system. It should</text:span></text:p><text:p><text:span text:style-name="T40">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0">Functional requirements should define the fundamental actions that must take place in the software in</text:span></text:p><text:p><text:span text:style-name="T40">accepting and processing the inputs and in processing and generating the outputs. These are generally listed</text:span></text:p><text:p><text:span text:style-name="T40">as “shall” statements starting with “The system shall”</text:span></text:p><text:p><text:span text:style-name="T40">These include</text:span></text:p><text:p><text:span text:style-name="T40">a) Validity checks on the inputs</text:span></text:p><text:p><text:span text:style-name="T40">2) Exact sequence of operations</text:span></text:p><text:p><text:span text:style-name="T40">c) Responses to abnormal situations, including</text:span></text:p><text:p><text:span text:style-name="T40"><text:s text:c="2"/></text:span><text:span text:style-name="T40">1) Overflow</text:span></text:p><text:p><text:span text:style-name="T40"><text:s text:c="2"/></text:span><text:span text:style-name="T40">2) Communication facilities</text:span></text:p><text:p><text:span text:style-name="T40"><text:s text:c="2"/></text:span><text:span text:style-name="T40">3) Error handling and recovery</text:span></text:p><text:p><text:span text:style-name="T40">d) Effect of parameters</text:span></text:p><text:p><text:span text:style-name="T40">e) Relationship of outputs to inputs, including</text:span></text:p><text:p><text:span text:style-name="T40"><text:s text:c="2"/></text:span><text:span text:style-name="T40">1) Input/output sequences</text:span></text:p><text:p><text:span text:style-name="T40"><text:s text:c="2"/></text:span><text:span text:style-name="T40">2) Formulas for input to output conversion</text:span></text:p></office:annotation></text:span></text:span></text:p>
      <text:h text:style-name="P24" text:outline-level="2"><text:soft-page-break/><text:span text:style-name="Car._20_predefinito_20_paragrafo"><text:span text:style-name="T13"/></text:span></text:h>
      <text:h text:style-name="P24" text:outline-level="2"><draw:frame draw:style-name="fr1" draw:name="Object1" text:anchor-type="paragraph" svg:x="1.558cm" svg:y="0.778cm" svg:width="14.194cm" svg:height="16.215cm" draw:z-index="1"><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oft-page-break/><text:span text:style-name="Car._20_predefinito_20_paragrafo"><text:span text:style-name="T13"/></text:span></text:h>
      <text:h text:style-name="P24" text:outline-level="2"><text:span text:style-name="Car._20_predefinito_20_paragrafo"><text:span text:style-name="T13">3.2.1 UC1: </text:span></text:span><text:span text:style-name="Car._20_predefinito_20_paragrafo"><text:span text:style-name="T14">Autenticarsi</text:span></text:span></text:h>
      <text:h text:style-name="P25" text:outline-level="2"><draw:frame draw:style-name="fr1" draw:name="Object9" text:anchor-type="paragraph" svg:x="0.723cm" svg:y="0.6cm" svg:width="16.411cm" svg:height="16.254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5"/></text:span></text:h>
      <text:h text:style-name="P28" text:outline-level="2"><text:span text:style-name="Car._20_predefinito_20_paragrafo"><text:span text:style-name="T15"/></text:span></text:h>
      <text:h text:style-name="P28" text:outline-level="2"><text:soft-page-break/><text:span text:style-name="Car._20_predefinito_20_paragrafo"><text:span text:style-name="T15"/></text:span></text:h>
      <text:h text:style-name="P28" text:outline-level="2"><text:span text:style-name="Car._20_predefinito_20_paragrafo"><text:span text:style-name="T15">3.2.</text:span></text:span><text:span text:style-name="Car._20_predefinito_20_paragrafo"><text:span text:style-name="T18">2</text:span></text:span><text:span text:style-name="Car._20_predefinito_20_paragrafo"><text:span text:style-name="T15"> UC</text:span></text:span><text:span text:style-name="Car._20_predefinito_20_paragrafo"><text:span text:style-name="T17">10</text:span></text:span><text:span text:style-name="Car._20_predefinito_20_paragrafo"><text:span text:style-name="T15">: </text:span></text:span><text:span text:style-name="Car._20_predefinito_20_paragrafo"><text:span text:style-name="T17">Inserire un film </text:span></text:span></text:h>
      <text:p text:style-name="P17"><draw:frame draw:style-name="fr1" draw:name="Oggetto2" text:anchor-type="paragraph" svg:x="1.191cm" svg:y="-0.012cm" svg:width="14.743cm" svg:height="18.318cm" draw:z-index="2"><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3"/></text:span></text:p>
      <text:h text:style-name="P26" text:outline-level="2"><text:soft-page-break/><text:span text:style-name="Car._20_predefinito_20_paragrafo"><text:span text:style-name="T22"/></text:span></text:h>
      <text:h text:style-name="P26" text:outline-level="2"><text:span text:style-name="Car._20_predefinito_20_paragrafo"><text:span text:style-name="T15">3.2.</text:span></text:span><text:span text:style-name="Car._20_predefinito_20_paragrafo"><text:span text:style-name="T18">3</text:span></text:span><text:span text:style-name="Car._20_predefinito_20_paragrafo"><text:span text:style-name="T15"> UC</text:span></text:span><text:span text:style-name="Car._20_predefinito_20_paragrafo"><text:span text:style-name="T17">1</text:span></text:span><text:span text:style-name="Car._20_predefinito_20_paragrafo"><text:span text:style-name="T21">1</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1"><text:span text:style-name="Car._20_predefinito_20_paragrafo"><text:span text:style-name="T17"/></text:span></text:p>
      <text:p text:style-name="P10"><draw:frame draw:style-name="fr1" draw:name="Oggetto3" text:anchor-type="paragraph" svg:x="0.771cm" svg:y="-0.319cm" svg:width="16.198cm" svg:height="9.059cm" draw:z-index="3"><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p text:style-name="P10"><text:span text:style-name="Car._20_predefinito_20_paragrafo"><text:span text:style-name="T16"/></text:span></text:p>
      <text:h text:style-name="P27" text:outline-level="2"><text:soft-page-break/><text:span text:style-name="Car._20_predefinito_20_paragrafo"><text:span text:style-name="T15"/></text:span></text:h>
      <text:h text:style-name="P27" text:outline-level="2"><text:span text:style-name="Car._20_predefinito_20_paragrafo"><text:span text:style-name="T15">3.2.</text:span></text:span><text:span text:style-name="Car._20_predefinito_20_paragrafo"><text:span text:style-name="T19">4</text:span></text:span><text:span text:style-name="Car._20_predefinito_20_paragrafo"><text:span text:style-name="T15"> UC</text:span></text:span><text:span text:style-name="Car._20_predefinito_20_paragrafo"><text:span text:style-name="T17">1</text:span></text:span><text:span text:style-name="Car._20_predefinito_20_paragrafo"><text:span text:style-name="T20">3</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2"><text:span text:style-name="Car._20_predefinito_20_paragrafo"><text:span text:style-name="T17"/></text:span></text:p>
      <text:p text:style-name="P12"><draw:frame draw:style-name="fr1" draw:name="Oggetto1" text:anchor-type="paragraph" svg:x="0.598cm" svg:y="-0.155cm" svg:width="16.418cm" svg:height="17.401cm" draw:z-index="4"><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9</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3-29T17:04:24.183000000</dc:date>
    <meta:editing-cycles>137</meta:editing-cycles>
    <meta:editing-duration>PT15H27M4S</meta:editing-duration>
    <meta:document-statistic meta:table-count="0" meta:image-count="0" meta:object-count="5" meta:page-count="12" meta:paragraph-count="42" meta:word-count="1047" meta:character-count="7189" meta:non-whitespace-character-count="6172"/>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order-bottom="0.06pt solid #000000" fo:background-color="#ffff99" fo:border-left="0.06pt solid #000000" fo:border-right="2.24pt solid #000000" fo:border-top="0.06pt solid #000000"/>
    </style:style>
    <style:style style:name="ce3"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dddddd" fo:border-left="0.06pt solid #000000" fo:border-right="2.24pt solid #000000" fo:border-top="0.06pt solid #000000"/>
    </style:style>
    <style:style style:name="ce9" style:family="table-cell" style:parent-style-name="Default">
      <style:table-cell-properties fo:border-bottom="0.06pt solid #000000" fo:background-color="#00ffff" style:text-align-source="fix" style:repeat-content="false" fo:border-left="0.06pt solid #000000" fo:border-right="2.24pt solid #000000" fo:border-top="0.06pt solid #000000" style:vertical-align="middle"/>
      <style:paragraph-properties fo:text-align="center"/>
    </style:style>
    <style:style style:name="ce10" style:family="table-cell" style:parent-style-name="Default">
      <style:table-cell-properties fo:border-bottom="0.06pt solid #000000" fo:background-color="#00ffff" fo:border-left="0.06pt solid #000000" fo:border-right="2.24pt solid #000000" fo:border-top="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ffff99" fo:border="0.06pt solid #000000"/>
    </style:style>
    <style:style style:name="ce13" style:family="table-cell" style:parent-style-name="Default">
      <style:table-cell-properties fo:background-color="#dddddd" fo:border="0.06pt solid #000000"/>
    </style:style>
    <style:style style:name="ce14" style:family="table-cell" style:parent-style-name="Default">
      <style:table-cell-properties fo:background-color="#00ffff" fo:border="0.06pt solid #000000"/>
    </style:style>
    <style:style style:name="ce19" style:family="table-cell" style:parent-style-name="Default">
      <style:table-cell-properties fo:border="0.06pt solid #000000"/>
    </style:style>
    <style:style style:name="ce20" style:family="table-cell" style:parent-style-name="Default">
      <style:table-cell-properties fo:border="0.06pt solid #000000"/>
      <style:text-properties style:text-underline-style="solid" style:text-underline-width="auto" style:text-underline-color="font-color"/>
    </style:style>
    <style:style style:name="ce21" style:family="table-cell" style:parent-style-name="Default">
      <style:table-cell-properties fo:border="0.06pt solid #000000"/>
      <style:text-properties style:text-underline-style="none"/>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3"/>
        <table:table-column table:style-name="co3" table:default-cell-style-name="ce19"/>
        <table:table-row table:style-name="ro1">
          <table:table-cell table:style-name="ce25" office:value-type="string" calcext:value-type="string">
            <text:p>Attore</text:p>
          </table:table-cell>
          <table:table-cell table:style-name="ce32" office:value-type="string" calcext:value-type="string">
            <text:p>Obiettivi</text:p>
          </table:table-cell>
          <table:table-cell table:style-name="ce32" office:value-type="string" calcext:value-type="string">
            <text:p>ID</text:p>
          </table:table-cell>
        </table:table-row>
        <table:table-row table:style-name="ro2">
          <table:table-cell office:value-type="string" calcext:value-type="string">
            <text:p><text:s text:c="4"/>Cliente</text:p>
          </table:table-cell>
          <table:table-cell table:style-name="ce16" office:value-type="string" calcext:value-type="string">
            <text:p>Autenticarsi</text:p>
          </table:table-cell>
          <table:table-cell office:value-type="string" calcext:value-type="string">
            <text:p>UC1</text:p>
          </table:table-cell>
        </table:table-row>
        <table:table-row table:style-name="ro2">
          <table:table-cell/>
          <table:table-cell table:style-name="ce16" office:value-type="string" calcext:value-type="string">
            <text:p>Ricercare un film o un cinema</text:p>
          </table:table-cell>
          <table:table-cell office:value-type="string" calcext:value-type="string">
            <text:p>UC2</text:p>
          </table:table-cell>
        </table:table-row>
        <table:table-row table:style-name="ro2">
          <table:table-cell/>
          <table:table-cell table:style-name="ce16" office:value-type="string" calcext:value-type="string">
            <text:p>Scegliere un cinema</text:p>
          </table:table-cell>
          <table:table-cell office:value-type="string" calcext:value-type="string">
            <text:p>UC3</text:p>
          </table:table-cell>
        </table:table-row>
        <table:table-row table:style-name="ro2">
          <table:table-cell/>
          <table:table-cell table:style-name="ce16" office:value-type="string" calcext:value-type="string">
            <text:p>Scegliere un film</text:p>
          </table:table-cell>
          <table:table-cell office:value-type="string" calcext:value-type="string">
            <text:p>UC4</text:p>
          </table:table-cell>
        </table:table-row>
        <table:table-row table:style-name="ro2">
          <table:table-cell/>
          <table:table-cell table:style-name="ce16" office:value-type="string" calcext:value-type="string">
            <text:p>Acquistare il biglietto</text:p>
          </table:table-cell>
          <table:table-cell office:value-type="string" calcext:value-type="string">
            <text:p>UC5</text:p>
          </table:table-cell>
        </table:table-row>
        <table:table-row table:style-name="ro2">
          <table:table-cell/>
          <table:table-cell table:style-name="ce16" office:value-type="string" calcext:value-type="string">
            <text:p>Visualizzare uno sconto o abbonamento</text:p>
          </table:table-cell>
          <table:table-cell office:value-type="string" calcext:value-type="string">
            <text:p>UC6</text:p>
          </table:table-cell>
        </table:table-row>
        <table:table-row table:style-name="ro2">
          <table:table-cell/>
          <table:table-cell table:style-name="ce16" office:value-type="string" calcext:value-type="string">
            <text:p>Acquistare un abbonamento</text:p>
          </table:table-cell>
          <table:table-cell office:value-type="string" calcext:value-type="string">
            <text:p>UC7</text:p>
          </table:table-cell>
        </table:table-row>
        <table:table-row table:style-name="ro2">
          <table:table-cell/>
          <table:table-cell table:style-name="ce16" office:value-type="string" calcext:value-type="string">
            <text:p>Visualizzare una recensione</text:p>
          </table:table-cell>
          <table:table-cell office:value-type="string" calcext:value-type="string">
            <text:p>UC8</text:p>
          </table:table-cell>
        </table:table-row>
        <table:table-row table:style-name="ro2">
          <table:table-cell/>
          <table:table-cell table:style-name="ce16" office:value-type="string" calcext:value-type="string">
            <text:p>Creare una recensione</text:p>
          </table:table-cell>
          <table:table-cell office:value-type="string" calcext:value-type="string">
            <text:p>UC9</text:p>
          </table:table-cell>
        </table:table-row>
        <table:table-row table:style-name="ro2">
          <table:table-cell table:style-name="ce3" office:value-type="string" calcext:value-type="string" table:number-columns-spanned="1" table:number-rows-spanned="10">
            <text:p>Ges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Inserire un film</text:p>
          </table:table-cell>
          <table:table-cell office:value-type="string" calcext:value-type="string">
            <text:p>UC10</text:p>
          </table:table-cell>
        </table:table-row>
        <table:table-row table:style-name="ro2">
          <table:covered-table-cell table:style-name="ce4"/>
          <table:table-cell office:value-type="string" calcext:value-type="string">
            <text:p>Ricercare un film o abbonamento o sconto</text:p>
          </table:table-cell>
          <table:table-cell office:value-type="string" calcext:value-type="string">
            <text:p>UC2</text:p>
          </table:table-cell>
        </table:table-row>
        <table:table-row table:style-name="ro2">
          <table:covered-table-cell table:style-name="ce4"/>
          <table:table-cell office:value-type="string" calcext:value-type="string">
            <text:p>Rimuovere un film</text:p>
          </table:table-cell>
          <table:table-cell office:value-type="string" calcext:value-type="string">
            <text:p>UC11</text:p>
          </table:table-cell>
        </table:table-row>
        <table:table-row table:style-name="ro2">
          <table:covered-table-cell table:style-name="ce4"/>
          <table:table-cell office:value-type="string" calcext:value-type="string">
            <text:p>Creare una programmazione settimanale</text:p>
          </table:table-cell>
          <table:table-cell office:value-type="string" calcext:value-type="string">
            <text:p>UC12</text:p>
          </table:table-cell>
        </table:table-row>
        <table:table-row table:style-name="ro2">
          <table:covered-table-cell table:style-name="ce4"/>
          <table:table-cell office:value-type="string" calcext:value-type="string">
            <text:p>Modificare una programmazione del film</text:p>
          </table:table-cell>
          <table:table-cell table:style-name="ce20" office:value-type="string" calcext:value-type="string">
            <text:p>UC13</text:p>
          </table:table-cell>
        </table:table-row>
        <table:table-row table:style-name="ro2">
          <table:covered-table-cell table:style-name="ce4"/>
          <table:table-cell office:value-type="string" calcext:value-type="string">
            <text:p>Aggiungere un nuovo sconto o abbonamento</text:p>
          </table:table-cell>
          <table:table-cell office:value-type="string" calcext:value-type="string">
            <text:p>UC14</text:p>
          </table:table-cell>
        </table:table-row>
        <table:table-row table:style-name="ro2">
          <table:covered-table-cell table:style-name="ce4"/>
          <table:table-cell office:value-type="string" calcext:value-type="string">
            <text:p>Modificare uno sconto o abbonamento</text:p>
          </table:table-cell>
          <table:table-cell office:value-type="string" calcext:value-type="string">
            <text:p>UC15</text:p>
          </table:table-cell>
        </table:table-row>
        <table:table-row table:style-name="ro2">
          <table:covered-table-cell table:style-name="ce4"/>
          <table:table-cell office:value-type="string" calcext:value-type="string">
            <text:p>Rimuovere uno sconto o abbonamento</text:p>
          </table:table-cell>
          <table:table-cell office:value-type="string" calcext:value-type="string">
            <text:p>UC16</text:p>
          </table:table-cell>
        </table:table-row>
        <table:table-row table:style-name="ro2">
          <table:covered-table-cell table:style-name="ce4"/>
          <table:table-cell office:value-type="string" calcext:value-type="string">
            <text:p>Visualizzare una recensione</text:p>
          </table:table-cell>
          <table:table-cell office:value-type="string" calcext:value-type="string">
            <text:p>UC8</text:p>
          </table:table-cell>
        </table:table-row>
        <table:table-row table:style-name="ro2">
          <table:table-cell table:style-name="ce9" office:value-type="string" calcext:value-type="string" table:number-columns-spanned="1" table:number-rows-spanned="4">
            <text:p>Cassiere</text:p>
          </table:table-cell>
          <table:table-cell table:style-name="ce14" office:value-type="string" calcext:value-type="string">
            <text:p>Autenticarsi</text:p>
          </table:table-cell>
          <table:table-cell office:value-type="string" calcext:value-type="string">
            <text:p>UC1</text:p>
          </table:table-cell>
        </table:table-row>
        <table:table-row table:style-name="ro2">
          <table:covered-table-cell table:style-name="ce10"/>
          <table:table-cell table:style-name="ce14" office:value-type="string" calcext:value-type="string">
            <text:p>Visualizzare la lista di acquisti</text:p>
          </table:table-cell>
          <table:table-cell office:value-type="string" calcext:value-type="string">
            <text:p>UC17</text:p>
          </table:table-cell>
        </table:table-row>
        <table:table-row table:style-name="ro2">
          <table:covered-table-cell table:style-name="ce10"/>
          <table:table-cell table:style-name="ce14" office:value-type="string" calcext:value-type="string">
            <text:p>Ricercare un utente</text:p>
          </table:table-cell>
          <table:table-cell table:style-name="ce21" office:value-type="string" calcext:value-type="string">
            <text:p>UC2</text:p>
          </table:table-cell>
        </table:table-row>
        <table:table-row table:style-name="ro2">
          <table:covered-table-cell table:style-name="ce10"/>
          <table:table-cell table:style-name="ce14" office:value-type="string" calcext:value-type="string">
            <text:p>Stampare il biglietto</text:p>
          </table:table-cell>
          <table:table-cell office:value-type="string" calcext:value-type="string">
            <text:p>UC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38:23.5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5b</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5:06.4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film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L’utente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5:54:32.5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